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102cm" svg:stroke-color="#ff950e" draw:marker-start-width="0.508cm" draw:marker-end-width="0.508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color="#000000" fo:font-weight="bold" style:font-weight-asian="bold" style:font-weight-complex="bold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style:font-name="Liberation Sans3" fo:font-size="24pt" style:font-name-asian="Liberation Sans3" style:font-size-asian="24pt" style:font-name-complex="Liberation Sans3" style:font-size-complex="24pt"/>
    </style:style>
    <style:style style:name="T6" style:family="text">
      <style:text-properties style:font-name="Liberation Sans" fo:font-size="24pt" style:font-name-asian="Liberation Sans3" style:font-size-asian="24pt" style:font-name-complex="Liberation Sans3" style:font-size-complex="24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3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5.508cm" svg:y="11.359cm">
          <draw:text-box>
            <text:p><text:span text:style-name="T3">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0.99cm" svg:height="0.962cm" svg:x="11.108cm" svg:y="11.36cm">
          <draw:text-box>
            <text:p><text:span text:style-name="T3">5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3.808cm" svg:y="14.86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6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6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6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6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6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6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21.7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1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3" draw:text-style-name="P1" xml:id="id20" draw:id="id20" draw:layer="layout" svg:width="1.433cm" svg:height="1.365cm" svg:x="13.757cm" svg:y="5.419cm">
          <text:p text:style-name="P1"><text:span text:style-name="T1">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9cm" svg:height="0.962cm" svg:x="14.008cm" svg:y="4.559cm">
          <draw:text-box>
            <text:p><text:span text:style-name="T2">7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1.401cm" svg:height="0.962cm" svg:x="19.557cm" svg:y="7.959cm">
          <draw:text-box>
            <text:p><text:span text:style-name="T2">11</text:span></text:p>
          </draw:text-box>
        </draw:frame>
        <draw:custom-shape draw:style-name="gr5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0.99cm" svg:height="0.962cm" svg:x="16.908cm" svg:y="11.36cm">
          <draw:text-box>
            <text:p><text:span text:style-name="T3">9</text:span></text:p>
          </draw:text-box>
        </draw:frame>
        <draw:custom-shape draw:style-name="gr8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xml:id="id12" draw:id="id12" draw:layer="layout" svg:width="1.228cm" svg:height="0.962cm" svg:x="22.37cm" svg:y="11.361cm">
          <draw:text-box>
            <text:p text:style-name="P5"><text:span text:style-name="T4">13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5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247cm" svg:height="0.962cm" svg:x="18.508cm" svg:y="14.862cm">
          <draw:text-box>
            <text:p><text:span text:style-name="T3">10</text:span></text:p>
          </draw:text-box>
        </draw:frame>
        <draw:custom-shape draw:style-name="gr8" draw:text-style-name="P1" draw:layer="layout" svg:width="1.433cm" svg:height="1.365cm" svg:x="20.557cm" svg:y="15.722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xml:id="id17" draw:id="id17" draw:layer="layout" svg:width="1.292cm" svg:height="0.962cm" svg:x="20.7cm" svg:y="14.862cm">
          <draw:text-box>
            <text:p text:style-name="P5"><text:span text:style-name="T4">12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6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6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6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6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9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6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10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10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1" draw:text-style-name="P7" draw:layer="layout" svg:width="19.898cm" svg:height="1.28cm" svg:x="5.907cm" svg:y="18.468cm">
          <draw:text-box>
            <text:p><text:span text:style-name="T1">Increase by </text:span><text:span text:style-name="T5">∆</text:span><text:span text:style-name="T6"> = 1 the value at index 12 of the array</text:span><text:span text:style-name="T7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7:15:09.614150947</dc:date>
    <dc:creator>elucterio </dc:creator>
    <meta:editing-duration>P1DT1H9M27S</meta:editing-duration>
    <meta:editing-cycles>44</meta:editing-cycles>
    <meta:generator>LibreOffice/4.2.8.2$Linux_X86_64 LibreOffice_project/420m0$Build-2</meta:generator>
    <meta:document-statistic meta:object-count="75"/>
  </office:meta>
</office:document-meta>
</file>